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TBembo" svg:font-family="ETBem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72cm"/>
    </style:style>
    <style:style style:name="gr2" style:family="graphic" style:parent-style-name="standard">
      <style:graphic-properties draw:stroke="none" svg:stroke-color="#000000" draw:fill="none" draw:fill-color="#ffffff" fo:min-height="3.503cm"/>
    </style:style>
    <style:style style:name="gr3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style:text-properties fo:color="#111111"/>
    </style:style>
    <style:style style:name="P2" style:family="paragraph">
      <loext:graphic-properties draw:fill="none" draw:fill-color="#ffffff"/>
      <style:text-properties fo:color="#111111" style:font-name="ETBembo" fo:background-color="transparent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 style:font-name="ETBembo" fo:background-color="transparent"/>
    </style:style>
    <style:style style:name="T1" style:family="text">
      <style:text-properties fo:color="#111111" style:font-name="ETBembo" fo:font-size="54pt" fo:background-color="transparent" style:font-size-asian="54pt" style:font-size-complex="54pt"/>
    </style:style>
    <style:style style:name="T2" style:family="text">
      <style:text-properties fo:color="#111111" style:font-name="ETBembo" fo:font-size="24pt" fo:font-style="normal" fo:background-color="transparent" style:font-size-asian="24pt" style:font-style-asian="normal" style:font-size-complex="24pt" style:font-style-complex="normal"/>
    </style:style>
    <style:style style:name="T3" style:family="text">
      <style:text-properties fo:color="#111111" style:font-name="ETBembo" fo:font-size="40pt" fo:font-weight="bold" fo:background-color="transparent" style:font-size-asian="40pt" style:font-weight-asian="bold" style:font-size-complex="40pt" style:font-weight-complex="bold"/>
    </style:style>
    <style:style style:name="T4" style:family="text">
      <style:text-properties fo:color="#111111" style:font-name="ETBembo" fo:font-size="36pt" fo:font-style="italic" fo:background-color="transparent" style:font-size-asian="36pt" style:font-style-asian="italic" style:font-size-complex="36pt" style:font-style-complex="italic"/>
    </style:style>
    <style:style style:name="T5" style:family="text">
      <style:text-properties fo:color="#ffffff" style:font-name="ETBembo" fo:font-size="40pt" fo:font-weight="bold" fo:background-color="transparent" style:font-size-asian="40pt" style:font-weight-asian="bold" style:font-size-complex="40pt" style:font-weight-complex="bold"/>
    </style:style>
    <style:style style:name="T6" style:family="text">
      <style:text-properties fo:color="#ffffff" style:font-name="ETBembo" fo:font-size="36pt" fo:font-style="italic" fo:background-color="transparent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2" draw:layer="layout" svg:width="16.9cm" svg:height="3.722cm" svg:x="2cm" svg:y="3.8cm">
          <draw:text-box>
            <text:p text:style-name="P1"><text:span text:style-name="T1">Inclusive cities for all </text:span></text:p>
            <text:p text:style-name="P1"><text:span text:style-name="T2">International workhsop on urban accessibility</text:span></text:p>
          </draw:text-box>
        </draw:frame>
        <draw:frame draw:style-name="gr2" draw:text-style-name="P2" draw:layer="layout" svg:width="26.4cm" svg:height="3.753cm" svg:x="-0.4cm" svg:y="9.7cm">
          <draw:text-box>
            <text:p text:style-name="P1"><text:span text:style-name="T3">International workhsop on urban accessibility</text:span></text:p>
            <text:p text:style-name="P1"><text:span text:style-name="T4">Inclusive cities for everyone</text:span></text:p>
          </draw:text-box>
        </draw:frame>
        <draw:frame draw:style-name="gr3" draw:text-style-name="P4" draw:layer="layout" svg:width="26.4cm" svg:height="2.2cm" svg:x="15.2cm" svg:y="19.4cm">
          <draw:text-box>
            <text:p text:style-name="P3"><text:span text:style-name="T5">International workhsop on urban accessibility</text:span></text:p>
          </draw:text-box>
        </draw:frame>
        <draw:frame draw:style-name="gr2" draw:text-style-name="P4" draw:layer="layout" svg:width="26.4cm" svg:height="3.753cm" svg:x="15.2cm" svg:y="14.801cm">
          <draw:text-box>
            <text:p text:style-name="P3"><text:span text:style-name="T5">International workhsop on urban accessibility</text:span></text:p>
            <text:p text:style-name="P3"><text:span text:style-name="T6">Inclusive cities for every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TBembo" svg:font-family="ETBemb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ámara Menoyo</meta:initial-creator>
    <meta:creation-date>2019-05-14T10:03:10.323604767</meta:creation-date>
    <dc:date>2019-05-14T11:45:23.592264731</dc:date>
    <dc:creator>Carlos Cámara Menoyo</dc:creator>
    <meta:editing-duration>PT57M26S</meta:editing-duration>
    <meta:editing-cycles>2</meta:editing-cycles>
    <meta:generator>LibreOffice/6.2.3.2$Linux_X86_64 LibreOffice_project/20$Build-2</meta:generator>
    <meta:document-statistic meta:object-count="4"/>
  </office:meta>
</office:document-meta>
</file>